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e: Computer Science 373</text:p>
      <text:p text:style-name="Standard">Summer 2012</text:p>
      <text:p text:style-name="Standard">Team: All the Single Ladies</text:p>
      <text:p text:style-name="Standard">Team members: Ian Buitrago, Jake Wilke, George Ross Shwarts, <text:s/>Matt Hausmann, Fayz Rahman, Robert Reed</text:p>
      <text:p text:style-name="Standard"/>
      <text:p text:style-name="Standard">Technical Report</text:p>
      <text:p text:style-name="Standard"/>
      <text:p text:style-name="Standard">Introduction</text:p>
      <text:p text:style-name="Standard"/>
      <text:p text:style-name="Standard"/>
      <text:p text:style-name="Standard">Design</text:p>
      <text:p text:style-name="Standard"/>
      <text:p text:style-name="Standard"/>
      <text:p text:style-name="Standard">Implementation</text:p>
      <text:p text:style-name="Text_20_body">UML diagram was done with the Gliffy website <text:a xlink:type="simple" xlink:href="http://www.gliffy.com/">gliffy.com</text:a>.</text:p>
      <text:p text:style-name="Standard"/>
      <text:p text:style-name="Standard"/>
      <text:p text:style-name="Standard">Evaluatio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o </meta:initial-creator>
    <meta:creation-date>2012-07-05T18:49:08</meta:creation-date>
    <dc:date>2012-07-06T15:48:17</dc:date>
    <dc:creator>Ian Buitrago</dc:creator>
    <meta:editing-duration>PT00H03M57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10" meta:word-count="41" meta:character-count="281"/>
  </office:meta>
</office:document-meta>
</file>